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8.002cm" svg:height="1.044cm" draw:transform="rotate (-0.00645771823237902) translate (1.97774836977239cm 1.97200613031187cm)" svg:viewBox="0 0 8003 1045" draw:points="0,1045 2010,1045 2003,13 6038,0 6032,1032 8003,1006">
          <text:p/>
        </draw:polyline>
        <draw:polyline draw:style-name="gr1" draw:text-style-name="P1" draw:layer="layout" svg:width="7.951cm" svg:height="1.097cm" draw:transform="rotate (-0.00645771823237902) translate (2.01192603014093cm 3.92749519029614cm)" svg:viewBox="0 0 7952 1098" draw:points="0,1073 2006,1073 1999,57 2430,54 2409,1098 5988,1047 5995,17 6427,0 6406,1044 7952,1034">
          <text:p/>
        </draw:poly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16:44:44.883680399</meta:creation-date>
    <dc:date>2026-02-18T17:02:11.438493586</dc:date>
    <meta:editing-duration>PT17M26S</meta:editing-duration>
    <meta:editing-cycles>4</meta:editing-cycles>
    <meta:generator>LibreOffice/24.2.7.2$Linux_X86_64 LibreOffice_project/420$Build-2</meta:generator>
    <meta:document-statistic meta:object-count="2"/>
  </office:meta>
</office:document-meta>
</file>